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reat question. With only a 1-D range profile (the 1024-point FFT magnitude from one chirp), you can still do surprisingly good object recognition if you’re careful about preprocessing, features, and how you handle distance/SNR variability.</text:p>
      <text:p text:style-name="Text_20_body">Here’s a practical, step-by-step plan that works on embedded targets and scales up if you later add more data (e.g., multiple chirps for micro-Doppler).</text:p>
      <text:h text:style-name="Heading_20_1" text:outline-level="1">1) Preprocess each range profile</text:h>
      <text:list text:style-name="L1">
        <text:list-item>
          <text:p text:style-name="P1"><text:span text:style-name="Strong_20_Emphasis">Window &amp; FFT correctly</text:span>: use a Hann window before the FFT; use magnitude of bins <text:span text:style-name="Source_20_Text">1…N/2-1</text:span>. Zero DC (bin 0).</text:p>
        </text:list-item>
        <text:list-item>
          <text:p text:style-name="P1"><text:span text:style-name="Strong_20_Emphasis">Range calibration</text:span>: map bin kk → range Rk=c2B kR_k = \frac{c}{2B}\,k, where B=fend−fstartB = f_\text{end}-f_\text{start}.</text:p>
        </text:list-item>
        <text:list-item>
          <text:p text:style-name="P1"><text:span text:style-name="Strong_20_Emphasis">Static background removal</text:span>: maintain a running <text:span text:style-name="Strong_20_Emphasis">median</text:span> or <text:span text:style-name="Strong_20_Emphasis">exponential moving average</text:span> of the last few seconds and subtract it. This suppresses static clutter.</text:p>
        </text:list-item>
        <text:list-item>
          <text:p text:style-name="P1"><text:span text:style-name="Strong_20_Emphasis">Per-profile normalization</text:span>: divide by robust amplitude (e.g., 95th percentile) to stabilize scale across SNRs.</text:p>
        </text:list-item>
      </text:list>
      <text:h text:style-name="Heading_20_1" text:outline-level="1">2) Detect salient structure (peaks &amp; regions)</text:h>
      <text:list text:style-name="L2">
        <text:list-item>
          <text:p text:style-name="P2"><text:span text:style-name="Strong_20_Emphasis">CFAR</text:span> (e.g., OS-CFAR): adaptive threshold across the profile to find significant returns. Keep for each detection:</text:p>
          <text:list>
            <text:list-item>
              <text:p text:style-name="P2">peak index kpkk_\text{pk}, amplitude AA,</text:p>
            </text:list-item>
            <text:list-item>
              <text:p text:style-name="P2">local width (e.g., full width at half max),</text:p>
            </text:list-item>
            <text:list-item>
              <text:p text:style-name="P2">local curvature (2nd derivative) or peak sharpness,</text:p>
            </text:list-item>
            <text:list-item>
              <text:p text:style-name="P2">integrated energy in a window around the peak.</text:p>
            </text:list-item>
          </text:list>
        </text:list-item>
        <text:list-item>
          <text:p text:style-name="P2">Optionally fit a <text:span text:style-name="Strong_20_Emphasis">Gaussian/Lorentzian</text:span> to each peak to get smooth width/height estimates.</text:p>
        </text:list-item>
      </text:list>
      <text:h text:style-name="Heading_20_1" text:outline-level="1">3) Make the representation distance-tolerant</text:h>
      <text:p text:style-name="Text_20_body">Objects at different ranges produce <text:span text:style-name="Strong_20_Emphasis">shifted</text:span> profiles. You want features that are as range-invariant as possible:</text:p>
      <text:list text:style-name="L3">
        <text:list-item>
          <text:p text:style-name="P3"><text:span text:style-name="Strong_20_Emphasis">Shift to a canonical anchor</text:span>: translate the profile so the <text:span text:style-name="Strong_20_Emphasis">strongest CFAR peak</text:span> is at a fixed index; then compute features on this aligned profile. Also keep the raw distance to the anchor as a separate feature (some classes are only plausible at certain ranges).</text:p>
        </text:list-item>
        <text:list-item>
          <text:p text:style-name="P3"><text:span text:style-name="Strong_20_Emphasis">Multi-peak context</text:span>: record relative positions &amp; amplitudes of the top 3–5 peaks (Δk and AA ratios). Many objects (e.g., person vs. flat panel) have distinct multi-bounce structure.</text:p>
        </text:list-item>
      </text:list>
      <text:h text:style-name="Heading_20_1" text:outline-level="1"><text:soft-page-break/>4) Build a compact feature vector (fast + robust)</text:h>
      <text:p text:style-name="Text_20_body">Compute from the aligned (background-subtracted, normalized) profile:</text:p>
      <text:list text:style-name="L4">
        <text:list-item>
          <text:p text:style-name="P4"><text:span text:style-name="Strong_20_Emphasis">Global shape</text:span></text:p>
          <text:list>
            <text:list-item>
              <text:p text:style-name="P4">Spectral centroid (in meters), spread, skewness, kurtosis of magnitude envelope.</text:p>
            </text:list-item>
            <text:list-item>
              <text:p text:style-name="P4"><text:span text:style-name="Strong_20_Emphasis">Spectral flatness</text:span> (geometric/arith mean) over a window around the anchor.</text:p>
            </text:list-item>
            <text:list-item>
              <text:p text:style-name="P4"><text:span text:style-name="Strong_20_Emphasis">Energy decay slope</text:span> away from anchor (fit a line in log-amplitude vs. Δrange).</text:p>
            </text:list-item>
          </text:list>
        </text:list-item>
        <text:list-item>
          <text:p text:style-name="P4"><text:span text:style-name="Strong_20_Emphasis">Local peakset</text:span></text:p>
          <text:list>
            <text:list-item>
              <text:p text:style-name="P4">For top 3–5 CFAR peaks: [Δki,Ai/A0,widthi,sharpnessi][Δk_i, A_i/A_0, \text{width}_i, \text{sharpness}_i].</text:p>
            </text:list-item>
            <text:list-item>
              <text:p text:style-name="P4"><text:span text:style-name="Strong_20_Emphasis">Peak count</text:span> above multiple thresholds (strong/medium/weak).</text:p>
            </text:list-item>
          </text:list>
        </text:list-item>
        <text:list-item>
          <text:p text:style-name="P4"><text:span text:style-name="Strong_20_Emphasis">Texture/roughness</text:span></text:p>
          <text:list>
            <text:list-item>
              <text:p text:style-name="P4">Sum of squared second differences (curvature energy) in a fixed window.</text:p>
            </text:list-item>
            <text:list-item>
              <text:p text:style-name="P4">Zero-crossing count of the first difference (how “ripply” the envelope is).</text:p>
            </text:list-item>
          </text:list>
        </text:list-item>
        <text:list-item>
          <text:p text:style-name="P4"><text:span text:style-name="Strong_20_Emphasis">Stability over time</text:span> (if you have a short FIFO of recent range profiles):</text:p>
          <text:list>
            <text:list-item>
              <text:p text:style-name="P4">Per-bin or per-feature variance across the last TT frames (0.2–1.0 s). Even with one chirp per frame, a tiny temporal stack helps distinguish people (micro-motions) from rigid plates.</text:p>
            </text:list-item>
          </text:list>
        </text:list-item>
      </text:list>
      <text:p text:style-name="Text_20_body">This yields ~30–120 features—very manageable on MCU.</text:p>
      <text:h text:style-name="Heading_20_1" text:outline-level="1">5) Choose a recognizer (two good tracks)</text:h>
      <text:p text:style-name="Text_20_body"><text:span text:style-name="Strong_20_Emphasis">A) Classical &amp; lightweight (great on MCU)</text:span></text:p>
      <text:list text:style-name="L5">
        <text:list-item>
          <text:p text:style-name="P5">Train a <text:span text:style-name="Strong_20_Emphasis">Random Forest</text:span> or <text:span text:style-name="Strong_20_Emphasis">XGBoost</text:span> on the feature vector.</text:p>
        </text:list-item>
        <text:list-item>
          <text:p text:style-name="P5">Alternatively, a <text:span text:style-name="Strong_20_Emphasis">linear SVM</text:span> or <text:span text:style-name="Strong_20_Emphasis">logistic regression</text:span> with calibrated probabilities works well if you standardize features.</text:p>
        </text:list-item>
        <text:list-item>
          <text:p text:style-name="P5">For small class counts (e.g., {person, wall, corner reflector, vehicle toy}), you can also do <text:span text:style-name="Strong_20_Emphasis">template matching</text:span>: store a few canonical, aligned profiles per class and score with <text:span text:style-name="Strong_20_Emphasis">normalized cross-correlation</text:span>; pick the class with the best score. (Keep 2–4 templates per class for different aspect angles.)</text:p>
        </text:list-item>
      </text:list>
      <text:p text:style-name="Text_20_body"><text:span text:style-name="Strong_20_Emphasis">B) Small deep model (when you can stack time)</text:span></text:p>
      <text:list text:style-name="L6">
        <text:list-item>
          <text:p text:style-name="P6">Keep the last TT aligned range profiles (e.g., T=16–64) to form a <text:span text:style-name="Strong_20_Emphasis">range-time image</text:span>.</text:p>
        </text:list-item>
        <text:list-item>
          <text:p text:style-name="P6">Train a <text:span text:style-name="Strong_20_Emphasis">tiny 2D CNN</text:span> (or 1D CNN over time) to classify the stack. Depthwise-separable convs make this tiny and fast.</text:p>
        </text:list-item>
        <text:list-item>
          <text:p text:style-name="P6"><text:soft-page-break/>This implicitly learns micro-motions without needing full Doppler.</text:p>
        </text:list-item>
      </text:list>
      <text:p text:style-name="Text_20_body">Start with (A). You can always upgrade to (B) later.</text:p>
      <text:h text:style-name="Heading_20_1" text:outline-level="1">6) Training data &amp; augmentation</text:h>
      <text:list text:style-name="L7">
        <text:list-item>
          <text:p text:style-name="P7">Collect labeled sequences for each object: different <text:span text:style-name="Strong_20_Emphasis">ranges</text:span>, <text:span text:style-name="Strong_20_Emphasis">orientations</text:span>, <text:span text:style-name="Strong_20_Emphasis">heights</text:span>, <text:span text:style-name="Strong_20_Emphasis">backgrounds</text:span>, <text:span text:style-name="Strong_20_Emphasis">TX power/IF gain</text:span> settings, and <text:span text:style-name="Strong_20_Emphasis">SNRs</text:span>.</text:p>
        </text:list-item>
        <text:list-item>
          <text:p text:style-name="P7">Augment offline by:</text:p>
          <text:list>
            <text:list-item>
              <text:p text:style-name="P7"><text:span text:style-name="Strong_20_Emphasis">Circular shifts</text:span> (simulate different ranges) if you anchor to strongest peak before features.</text:p>
            </text:list-item>
            <text:list-item>
              <text:p text:style-name="P7"><text:span text:style-name="Strong_20_Emphasis">Amplitude scaling</text:span> &amp; <text:span text:style-name="Strong_20_Emphasis">additive noise</text:span> (simulate SNR).</text:p>
            </text:list-item>
            <text:list-item>
              <text:p text:style-name="P7"><text:span text:style-name="Strong_20_Emphasis">Mild smoothing or sharpening</text:span> (tolerate different IF filters).</text:p>
            </text:list-item>
          </text:list>
        </text:list-item>
        <text:list-item>
          <text:p text:style-name="P7">Keep a <text:span text:style-name="Strong_20_Emphasis">held-out environment</text:span> (different room/scene) for validation to test generalization.</text:p>
        </text:list-item>
      </text:list>
      <text:h text:style-name="Heading_20_1" text:outline-level="1">7) Decision logic &amp; confidence</text:h>
      <text:list text:style-name="L8">
        <text:list-item>
          <text:p text:style-name="P8">Use probability outputs; require <text:span text:style-name="Strong_20_Emphasis">min confidence</text:span> and/or <text:span text:style-name="Strong_20_Emphasis">min SNR</text:span> to declare a class.</text:p>
        </text:list-item>
        <text:list-item>
          <text:p text:style-name="P8">Fuse multiple frames (e.g., majority vote or mean log-prob over the last 0.5 s) to stabilize outputs.</text:p>
        </text:list-item>
        <text:list-item>
          <text:p text:style-name="P8">Include a robust <text:span text:style-name="Strong_20_Emphasis">“unknown”</text:span> class: if max-prob &lt; threshold, report unknown.</text:p>
        </text:list-item>
      </text:list>
      <text:h text:style-name="Heading_20_1" text:outline-level="1">8) Evaluation you should actually run</text:h>
      <text:list text:style-name="L9">
        <text:list-item>
          <text:p text:style-name="P9"><text:span text:style-name="Strong_20_Emphasis">Confusion matrix</text:span> per class and per-range bucket (e.g., 0.5–1 m, 1–2 m, …).</text:p>
        </text:list-item>
        <text:list-item>
          <text:p text:style-name="P9"><text:span text:style-name="Strong_20_Emphasis">Precision/Recall</text:span> at various SNRs.</text:p>
        </text:list-item>
        <text:list-item>
          <text:p text:style-name="P9"><text:span text:style-name="Strong_20_Emphasis">Latency &amp; CPU%</text:span> on your target MCU/SoC; ensure inference &lt; a few ms.</text:p>
        </text:list-item>
      </text:list>
      <text:h text:style-name="Heading_20_1" text:outline-level="1">9) Embedded implementation tips</text:h>
      <text:list text:style-name="L10">
        <text:list-item>
          <text:p text:style-name="P10">Quantize features to <text:span text:style-name="Strong_20_Emphasis">int16/float16</text:span>; precompute constants (bin→meters).</text:p>
        </text:list-item>
        <text:list-item>
          <text:p text:style-name="P10">CFAR with fixed small windows (e.g., guard=3, ref=12) is fast and consistent.</text:p>
        </text:list-item>
        <text:list-item>
          <text:p text:style-name="P10">Cap features (clip outliers) and standardize using training-set mean/variance baked into firmware.</text:p>
        </text:list-item>
        <text:list-item>
          <text:p text:style-name="P10">For template matching, pre-normalize templates to unit energy; store in flash; use int16 dot products.</text:p>
        </text:list-item>
      </text:list>
      <text:h text:style-name="Heading_20_1" text:outline-level="1"><text:soft-page-break/>10) If/when you can add more information</text:h>
      <text:list text:style-name="L11">
        <text:list-item>
          <text:p text:style-name="P11"><text:span text:style-name="Strong_20_Emphasis">Multiple chirps per frame</text:span> → build <text:span text:style-name="Strong_20_Emphasis">range-Doppler</text:span>; recognition gets much easier (micro-Doppler signatures).</text:p>
        </text:list-item>
        <text:list-item>
          <text:p text:style-name="P11"><text:span text:style-name="Strong_20_Emphasis">Multiple RX antennas</text:span> → angle features; combine with range for far better separability.</text:p>
        </text:list-item>
      </text:list>
      <text:p text:style-name="Horizontal_20_Line"/>
      <text:h text:style-name="Heading_20_2" text:outline-level="2">Minimal “first working” setup (recommended)</text:h>
      <text:list text:style-name="L12">
        <text:list-item>
          <text:p text:style-name="P12">Preprocess + background subtract + normalize.</text:p>
        </text:list-item>
        <text:list-item>
          <text:p text:style-name="P12">CFAR → pick top 3 peaks; align to the strongest.</text:p>
        </text:list-item>
        <text:list-item>
          <text:p text:style-name="P12">Make a ~60-dim feature vector (global moments, peak widths/sharpness/ratios, roughness).</text:p>
        </text:list-item>
        <text:list-item>
          <text:p text:style-name="P12">Train a Random Forest (100–300 trees).</text:p>
        </text:list-item>
        <text:list-item>
          <text:p text:style-name="P12">Fuse decisions over last 0.5 s; expose confidence + “unknown”.</text:p>
        </text:list-item>
      </text:list>
      <text:p text:style-name="Text_20_body">If you want, tell me your exact sampling/BW, typical objects (e.g., person vs. wall vs. corner reflector), and platform constraints (MCU, RAM/flash), and I’ll tailor a concrete feature list and model size that fits your device—and sketch collection/labeling script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2:54:17.290967170</meta:creation-date>
    <dc:date>2025-08-29T12:54:33.464870288</dc:date>
    <meta:editing-duration>PT16S</meta:editing-duration>
    <meta:editing-cycles>1</meta:editing-cycles>
    <meta:document-statistic meta:table-count="0" meta:image-count="0" meta:object-count="0" meta:page-count="4" meta:paragraph-count="73" meta:word-count="958" meta:character-count="6091" meta:non-whitespace-character-count="5270"/>
    <meta:generator>LibreOffice/24.2.7.2$Linux_X86_64 LibreOffice_project/420$Build-2</meta:generator>
  </office:meta>
</office:document-meta>
</file>